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903cm" fo:margin-left="0cm" table:align="left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.628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293cm"/>
    </style:style>
    <style:style style:name="Table1.E" style:family="table-column">
      <style:table-column-properties style:column-width="1.706cm"/>
    </style:style>
    <style:style style:name="Table1.F" style:family="table-column">
      <style:table-column-properties style:column-width="1.602cm"/>
    </style:style>
    <style:style style:name="Table1.H" style:family="table-column">
      <style:table-column-properties style:column-width="1.191cm"/>
    </style:style>
    <style:style style:name="Table1.I" style:family="table-column">
      <style:table-column-properties style:column-width="1.309cm"/>
    </style:style>
    <style:style style:name="Table1.J" style:family="table-column">
      <style:table-column-properties style:column-width="1.397cm"/>
    </style:style>
    <style:style style:name="Table1.K" style:family="table-column">
      <style:table-column-properties style:column-width="1.707cm"/>
    </style:style>
    <style:style style:name="Table1.L" style:family="table-column">
      <style:table-column-properties style:column-width="1.8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6.1cm" style:rel-column-width="23513*"/>
    </style:style>
    <style:style style:name="Table2.B" style:family="table-column">
      <style:table-column-properties style:column-width="2.401cm" style:rel-column-width="9254*"/>
    </style:style>
    <style:style style:name="Table2.C" style:family="table-column">
      <style:table-column-properties style:column-width="4.249cm" style:rel-column-width="16380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P3" style:family="paragraph" style:parent-style-name="Standard">
      <style:text-properties officeooo:rsid="0028d246" officeooo:paragraph-rsid="0028d246"/>
    </style:style>
    <style:style style:name="P4" style:family="paragraph" style:parent-style-name="Standard">
      <style:text-properties fo:font-size="14pt" fo:font-weight="bold" officeooo:rsid="0028d246" officeooo:paragraph-rsid="0028d24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902f2" officeooo:paragraph-rsid="002902f2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b7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f320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84d" officeooo:paragraph-rsid="002d6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fe9" officeooo:paragraph-rsid="00477f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877a" officeooo:paragraph-rsid="004e87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135f" officeooo:paragraph-rsid="004f1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edaf" officeooo:paragraph-rsid="0050ed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600" officeooo:paragraph-rsid="00529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b1c" officeooo:paragraph-rsid="0055c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2f61e3" officeooo:paragraph-rsid="002f61e3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2902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2f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e3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61e3" officeooo:paragraph-rsid="002f6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774" officeooo:paragraph-rsid="0031f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abe" officeooo:paragraph-rsid="00328a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960" officeooo:paragraph-rsid="00329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3f0" officeooo:paragraph-rsid="0035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1871" officeooo:paragraph-rsid="003618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8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76b" officeooo:paragraph-rsid="003c0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ef7" officeooo:paragraph-rsid="003df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1b9" officeooo:paragraph-rsid="003ef1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05c" officeooo:paragraph-rsid="003f10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28dc" officeooo:paragraph-rsid="003f2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e58f" officeooo:paragraph-rsid="0040e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a6b" officeooo:paragraph-rsid="0041ba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190" officeooo:paragraph-rsid="0042e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bac" officeooo:paragraph-rsid="00436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a881" officeooo:paragraph-rsid="0045a8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1c6" officeooo:paragraph-rsid="00479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8a38" officeooo:paragraph-rsid="00488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cf57" officeooo:paragraph-rsid="0049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97ac" officeooo:paragraph-rsid="005097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3f0" officeooo:paragraph-rsid="005c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2221" officeooo:paragraph-rsid="00602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92ba" officeooo:paragraph-rsid="006192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76b2" officeooo:paragraph-rsid="006376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dcf9" officeooo:paragraph-rsid="0064d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3365" officeooo:paragraph-rsid="00693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82ab" officeooo:paragraph-rsid="006982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3f12" officeooo:paragraph-rsid="006a3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5b99" officeooo:paragraph-rsid="006a5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a523" officeooo:paragraph-rsid="006aa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9a99" officeooo:paragraph-rsid="006c9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5885" officeooo:paragraph-rsid="006e5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4dcf9" officeooo:paragraph-rsid="0064dc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3333" officeooo:paragraph-rsid="002e33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fe5a" officeooo:paragraph-rsid="0030fe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d973" officeooo:paragraph-rsid="0034d9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e109" officeooo:paragraph-rsid="0037e1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f105c" officeooo:paragraph-rsid="003f10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ba6b" officeooo:paragraph-rsid="0041ba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81cb" officeooo:paragraph-rsid="004481c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77fe9" officeooo:paragraph-rsid="00477f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d75f3" officeooo:paragraph-rsid="004d75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5eb3" officeooo:paragraph-rsid="00565e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77cb0" officeooo:paragraph-rsid="00577cb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Standard">
      <style:text-properties officeooo:rsid="00630587" officeooo:paragraph-rsid="001d2d94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0b6" officeooo:paragraph-rsid="00705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da74" officeooo:paragraph-rsid="0071da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48a7" officeooo:paragraph-rsid="00724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6d4" officeooo:paragraph-rsid="0072f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31e1" officeooo:paragraph-rsid="007331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49f10" officeooo:paragraph-rsid="00749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a6ac" officeooo:paragraph-rsid="0075a6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  <style:style style:name="T8" style:family="text">
      <style:text-properties officeooo:rsid="002902f2"/>
    </style:style>
    <style:style style:name="T9" style:family="text">
      <style:text-properties officeooo:rsid="008ec2eb"/>
    </style:style>
    <style:style style:name="T10" style:family="text">
      <style:text-properties officeooo:rsid="00bdfc86"/>
    </style:style>
    <style:style style:name="T11" style:family="text">
      <style:text-properties officeooo:rsid="00bbf25b"/>
    </style:style>
    <style:style style:name="T12" style:family="text">
      <style:text-properties officeooo:rsid="0091d637"/>
    </style:style>
    <style:style style:name="T13" style:family="text">
      <style:text-properties officeooo:rsid="00b68d4e"/>
    </style:style>
    <style:style style:name="T14" style:family="text">
      <style:text-properties officeooo:rsid="011c76a9"/>
    </style:style>
    <style:style style:name="T15" style:family="text">
      <style:text-properties officeooo:rsid="011df320"/>
    </style:style>
    <style:style style:name="T16" style:family="text">
      <style:text-properties officeooo:rsid="009ddd0f"/>
    </style:style>
    <style:style style:name="T17" style:family="text">
      <style:text-properties officeooo:rsid="00c0436b"/>
    </style:style>
    <style:style style:name="T18" style:family="text">
      <style:text-properties officeooo:rsid="002e3333"/>
    </style:style>
    <style:style style:name="T19" style:family="text">
      <style:text-properties officeooo:rsid="0031f774"/>
    </style:style>
    <style:style style:name="T20" style:family="text">
      <style:text-properties officeooo:rsid="00355664"/>
    </style:style>
    <style:style style:name="T21" style:family="text">
      <style:text-properties officeooo:rsid="003a2e79"/>
    </style:style>
    <style:style style:name="T22" style:family="text">
      <style:text-properties officeooo:rsid="003f105c"/>
    </style:style>
    <style:style style:name="T23" style:family="text">
      <style:text-properties officeooo:rsid="0041ba6b"/>
    </style:style>
    <style:style style:name="T24" style:family="text">
      <style:text-properties officeooo:rsid="0045a881"/>
    </style:style>
    <style:style style:name="T25" style:family="text">
      <style:text-properties officeooo:rsid="004791c6"/>
    </style:style>
    <style:style style:name="T26" style:family="text">
      <style:text-properties officeooo:rsid="004e877a"/>
    </style:style>
    <style:style style:name="T27" style:family="text">
      <style:text-properties officeooo:rsid="0050edaf"/>
    </style:style>
    <style:style style:name="T28" style:family="text">
      <style:text-properties officeooo:rsid="0053631f"/>
    </style:style>
    <style:style style:name="T29" style:family="text">
      <style:text-properties officeooo:rsid="005933a1"/>
    </style:style>
    <style:style style:name="T30" style:family="text">
      <style:text-properties officeooo:rsid="005e008d"/>
    </style:style>
    <style:style style:name="T31" style:family="text">
      <style:text-properties officeooo:rsid="005fec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System file check</text:p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/>
      <text:p text:style-name="P3">Verification of bootloader hex file<text:tab/><text:tab/><text:tab/><text:tab/><text:tab/>OK</text:p>
      <text:p text:style-name="P3"/>
      <text:p text:style-name="P3"/>
      <text:p text:style-name="P3"/>
      <text:p text:style-name="P5">PCB test:</text:p>
      <text:p text:style-name="P5"/>
      <text:p text:style-name="P20">Connect UNO</text:p>
      <text:p text:style-name="P5"/>
      <text:p text:style-name="P5"><text:span text:style-name="T18">1.<text:tab/></text:span>Open “UNO_programs_328” and upload to UNO</text:p>
      <text:p text:style-name="P22">Upload <text:span text:style-name="T8">and run UNO_Calibrates_328.</text:span></text:p>
      <text:p text:style-name="P24"><text:span text:style-name="T9">S</text:span>elect User cal as 144<text:tab/><text:tab/>(Default is 145)</text:p>
      <text:p text:style-name="P24"/>
      <text:p text:style-name="P22"><text:span text:style-name="T18">2.<text:tab/></text:span>Upload <text:span text:style-name="T10">and run</text:span></text:p>
      <text:p text:style-name="P21">CP<text:span text:style-name="T9">2102_UPDI_Programmer</text:span></text:p>
      <text:p text:style-name="P6">Upload mini-OS <text:span text:style-name="T11">to ATtiny1606</text:span></text:p>
      <text:p text:style-name="P6"/>
      <text:p text:style-name="P23"><text:span text:style-name="T18">3.<text:tab/></text:span>Upload <text:span text:style-name="T10">and run</text:span></text:p>
      <text:p text:style-name="P7"><text:span text:style-name="T12">c</text:span>al_one_wire_comm<text:span text:style-name="T13">s.hex</text:span></text:p>
      <text:p text:style-name="P8">Select one_wire_comms_cal as -10</text:p>
      <text:p text:style-name="P8"/>
      <text:p text:style-name="P23"><text:span text:style-name="T18">4.<text:tab/></text:span>Upload <text:span text:style-name="T10">and run bootloader.hex</text:span></text:p>
      <text:p text:style-name="P25">Disconnect the UNO</text:p>
      <text:p text:style-name="P25">POR PCB111000_CP2102<text:tab/>Default app runs</text:p>
      <text:p text:style-name="P25">Pulse reset control switch</text:p>
      <text:p text:style-name="P25">Upload “Recal_328_using_crystal”</text:p>
      <text:p text:style-name="P25">Select user cal of 143</text:p>
      <text:p text:style-name="P25"/>
      <text:p text:style-name="P9"><text:span text:style-name="T18">5.<text:tab/></text:span>Power cycle with reset control switch pressed to get the <text:s/><text:span text:style-name="T14">p/r/t/D prompt </text:span>and press D to get the default application.</text:p>
      <text:p text:style-name="P10">Press and hold <text:s/><text:span text:style-name="T15">reset control switch </text:span>to get high intensity</text:p>
      <text:p text:style-name="P10">POR to revert to low intensity</text:p>
      <text:p text:style-name="P10">Pulse <text:span text:style-name="T15">reset control switch </text:span>to get p/r/t/D prompt</text:p>
      <text:p text:style-name="P11"><text:soft-page-break/><text:span text:style-name="T17">Upload and r</text:span>un “<text:span text:style-name="T16">Floating_point_numbers” </text:span></text:p>
      <text:p text:style-name="P11"/>
      <text:p text:style-name="P13">6.<text:tab/>Upload and check commentary: </text:p>
      <text:p text:style-name="P12"><text:span text:style-name="T18">7.<text:tab/></text:span>Upload <text:span text:style-name="T18">and run </text:span>“5E_e_power_series (full)”</text:p>
      <text:p text:style-name="P12">Check that the commentary is still OK</text:p>
      <text:p text:style-name="P12"/>
      <text:p text:style-name="P14">63</text:p>
      <text:p text:style-name="P12">Tes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26"/>
          </table:table-cell>
          <table:table-cell table:style-name="Table1.B1" table:number-columns-spanned="11" office:value-type="string">
            <text:p text:style-name="P27">PCB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Test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46">7A</text:p>
          </table:table-cell>
          <table:table-cell table:style-name="Table1.A2" office:value-type="string">
            <text:p text:style-name="P47">8</text:p>
          </table:table-cell>
          <table:table-cell table:style-name="Table1.A2" office:value-type="string">
            <text:p text:style-name="P47">9</text:p>
          </table:table-cell>
          <table:table-cell table:style-name="Table1.L2" office:value-type="string">
            <text:p text:style-name="P47">1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63">144/145</text:p>
          </table:table-cell>
          <table:table-cell table:style-name="Table1.A2" office:value-type="string">
            <text:p text:style-name="P64">75/129</text:p>
          </table:table-cell>
          <table:table-cell table:style-name="Table1.A2" office:value-type="string">
            <text:p text:style-name="P65">68/72</text:p>
          </table:table-cell>
          <table:table-cell table:style-name="Table1.A2" office:value-type="string">
            <text:p text:style-name="P66">146/146</text:p>
          </table:table-cell>
          <table:table-cell table:style-name="Table1.A2" office:value-type="string">
            <text:p text:style-name="P67">144/144</text:p>
          </table:table-cell>
          <table:table-cell table:style-name="Table1.A2" office:value-type="string">
            <text:p text:style-name="P68">144/143</text:p>
          </table:table-cell>
          <table:table-cell table:style-name="Table1.A2" office:value-type="string">
            <text:p text:style-name="P69">60/66</text:p>
          </table:table-cell>
          <table:table-cell table:style-name="Table1.A2" office:value-type="string">
            <text:p text:style-name="P70">61/63</text:p>
          </table:table-cell>
          <table:table-cell table:style-name="Table1.A2" office:value-type="string">
            <text:p text:style-name="P71">185/180</text:p>
          </table:table-cell>
          <table:table-cell table:style-name="Table1.A2" office:value-type="string">
            <text:p text:style-name="P72">136/138</text:p>
          </table:table-cell>
          <table:table-cell table:style-name="Table1.L2" office:value-type="string">
            <text:p text:style-name="P73">1<text:span text:style-name="T30">74/169</text:span>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ok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32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8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A2" office:value-type="string">
            <text:p text:style-name="P45">ok</text:p>
          </table:table-cell>
          <table:table-cell table:style-name="Table1.L2" table:number-columns-spanned="3" office:value-type="string">
            <text:p text:style-name="P51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-<text:span text:style-name="T19">10</text:span></text:p>
          </table:table-cell>
          <table:table-cell table:style-name="Table1.A2" office:value-type="string">
            <text:p text:style-name="P26">-<text:span text:style-name="T19">9</text:span></text:p>
          </table:table-cell>
          <table:table-cell table:style-name="Table1.A2" office:value-type="string">
            <text:p text:style-name="P26">-<text:span text:style-name="T20">10</text:span></text:p>
          </table:table-cell>
          <table:table-cell table:style-name="Table1.A2" office:value-type="string">
            <text:p text:style-name="P26">-<text:span text:style-name="T21">9</text:span></text:p>
          </table:table-cell>
          <table:table-cell table:style-name="Table1.A2" office:value-type="string">
            <text:p text:style-name="P26">-<text:span text:style-name="T22">11</text:span></text:p>
          </table:table-cell>
          <table:table-cell table:style-name="Table1.A2" office:value-type="string">
            <text:p text:style-name="P26">-<text:span text:style-name="T23">10</text:span></text:p>
          </table:table-cell>
          <table:table-cell table:style-name="Table1.A2" office:value-type="string">
            <text:p text:style-name="P26">-<text:span text:style-name="T24">10</text:span></text:p>
          </table:table-cell>
          <table:table-cell table:style-name="Table1.A2" office:value-type="string">
            <text:p text:style-name="P26">-<text:span text:style-name="T25">10</text:span></text:p>
          </table:table-cell>
          <table:table-cell table:style-name="Table1.A2" office:value-type="string">
            <text:p text:style-name="P26">-<text:span text:style-name="T26">10</text:span></text:p>
          </table:table-cell>
          <table:table-cell table:style-name="Table1.A2" office:value-type="string">
            <text:p text:style-name="P26">-<text:span text:style-name="T29">11</text:span></text:p>
          </table:table-cell>
          <table:table-cell table:style-name="Table1.L2" office:value-type="string">
            <text:p text:style-name="P26">-<text:span text:style-name="T31">9</text:span></text:p>
          </table:table-cell>
        </table:table-row>
        <table:table-row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8">143</text:p>
          </table:table-cell>
          <table:table-cell table:style-name="Table1.A2" office:value-type="string">
            <text:p text:style-name="P30">74</text:p>
          </table:table-cell>
          <table:table-cell table:style-name="Table1.A2" office:value-type="string">
            <text:p text:style-name="P32">67</text:p>
          </table:table-cell>
          <table:table-cell table:style-name="Table1.A2" office:value-type="string">
            <text:p text:style-name="P35">145</text:p>
          </table:table-cell>
          <table:table-cell table:style-name="Table1.A2" office:value-type="string">
            <text:p text:style-name="P39">143</text:p>
          </table:table-cell>
          <table:table-cell table:style-name="Table1.A2" office:value-type="string">
            <text:p text:style-name="P42">143</text:p>
          </table:table-cell>
          <table:table-cell table:style-name="Table1.A2" office:value-type="string">
            <text:p text:style-name="P44">59</text:p>
          </table:table-cell>
          <table:table-cell table:style-name="Table1.A2" office:value-type="string">
            <text:p text:style-name="P45">61</text:p>
          </table:table-cell>
          <table:table-cell table:style-name="Table1.A2" office:value-type="string">
            <text:p text:style-name="P48">184</text:p>
          </table:table-cell>
          <table:table-cell table:style-name="Table1.A2" office:value-type="string">
            <text:p text:style-name="P49">135</text:p>
          </table:table-cell>
          <table:table-cell table:style-name="Table1.L2" office:value-type="string">
            <text:p text:style-name="P50">173</text:p>
          </table:table-cell>
        </table:table-row>
        <table:table-row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L2" table:number-rows-spanned="3" table:number-columns-spanned="3" office:value-type="string">
            <text:p text:style-name="P51"/>
            <text:p text:style-name="P51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7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L2" office:value-type="string">
            <text:p text:style-name="P26"/>
          </table:table-cell>
        </table:table-row>
      </table:table>
      <text:p text:style-name="P12"/>
      <text:p text:style-name="P25"/>
      <text:p text:style-name="P25"/>
      <text:p text:style-name="P8"/>
      <text:p text:style-name="P15">PCB Assy</text:p>
      <text:p text:style-name="P15">Load all SM resistors/caps and FET</text:p>
      <text:p text:style-name="P15">Load CP2102</text:p>
      <text:p text:style-name="P15">Load Atmega328</text:p>
      <text:p text:style-name="P15">Load Reset control switch</text:p>
      <text:p text:style-name="P16">Load Xtal and dual led.</text:p>
      <text:p text:style-name="P15"/>
      <text:p text:style-name="P15">Connect 0V, reset plus programming wires to UNO</text:p>
      <text:p text:style-name="P15">Calibrate the Atmega32<text:span text:style-name="T28">8</text:span></text:p>
      <text:p text:style-name="P15">Upload UPDI programmer</text:p>
      <text:p text:style-name="P15">Upload mini-OS</text:p>
      <text:p text:style-name="P15">Cal one wire comms</text:p>
      <text:p text:style-name="P15">Upload bootloader</text:p>
      <text:p text:style-name="P15"/>
      <text:p text:style-name="P15">Disconnect UNO</text:p>
      <text:p text:style-name="P15">Pulse reset control switch and get p/r/t/d user prompt</text:p>
      <text:p text:style-name="P15"/>
      <text:p text:style-name="P16">Remove UNO wires</text:p>
      <text:p text:style-name="P16">Upload FP_arithmetic<text:tab/><text:tab/><text:tab/><text:span text:style-name="T27">OK <text:s/>Led works</text:span></text:p>
      <text:p text:style-name="P17">Upload Recal_328_using_crystal<text:tab/>OK</text:p>
      <text:p text:style-name="P17"/>
      <text:p text:style-name="P18">Load Display modules</text:p>
      <text:p text:style-name="P18"/>
      <text:p text:style-name="P18">Load user switches</text:p>
      <text:p text:style-name="P18"/>
      <text:p text:style-name="P19">Load the commentary</text:p>
      <text:p text:style-name="P74"><text:soft-page-break/>Project test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2">Project</text:p>
          </table:table-cell>
          <table:table-cell table:style-name="Table2.A1" office:value-type="string">
            <text:p text:style-name="P52">Hex</text:p>
          </table:table-cell>
          <table:table-cell table:style-name="Table2.A1" office:value-type="string">
            <text:p text:style-name="P52">Operation</text:p>
          </table:table-cell>
          <table:table-cell table:style-name="Table2.D1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1">1_first_project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75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75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>3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75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>4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75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>5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75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>6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75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>7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75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>8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75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>9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75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>10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75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2">11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75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1">2_Receiver_Transmitter_Basic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1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76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2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77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3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77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4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77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5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77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6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77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7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77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8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78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9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78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1">3_Interrupts_and_switche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3A_UART_timer_interrupts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8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3B_Pin_Change_Interrupt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9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3C_reaction_time_tester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9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3D_timer_PCI_interrupts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9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3E_Keypress_logger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9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3F_Prime_numbers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9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1">4_binary_and_bit_operation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1_Bit_ops_1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80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2_Bit_ops_2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80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3_Division_subroutine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80">ok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4_Char_to_binary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81">ok</text:p>
          </table:table-cell>
          <table:table-cell table:style-name="Table2.D2" office:value-type="string">
            <text:p text:style-name="P26"/>
          </table:table-cell>
        </table:table-row>
        <text:soft-page-break/>
        <table:table-row>
          <table:table-cell table:style-name="Table2.A2" office:value-type="string">
            <text:p text:style-name="P61">5_Arduino_PC_comms_librar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5A_Integer_numbers</text:p>
          </table:table-cell>
          <table:table-cell table:style-name="Table2.A2" office:value-type="string">
            <text:p text:style-name="P5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5B_Prime_factors</text:p>
          </table:table-cell>
          <table:table-cell table:style-name="Table2.A2" office:value-type="string">
            <text:p text:style-name="P5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5C_Scientific_numbers</text:p>
          </table:table-cell>
          <table:table-cell table:style-name="Table2.A2" office:value-type="string">
            <text:p text:style-name="P5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5D_Pie_estimator</text:p>
          </table:table-cell>
          <table:table-cell table:style-name="Table2.A2" office:value-type="string">
            <text:p text:style-name="P5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5E_e_power_series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1">6_The_8_digit_display_and_IO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6A_Segment_driver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6B_Segment_driver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6C_Numerical_entry</text:p>
          </table:table-cell>
          <table:table-cell table:style-name="Table2.A2" office:value-type="string">
            <text:p text:style-name="P5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6D_INT_to_display</text:p>
          </table:table-cell>
          <table:table-cell table:style-name="Table2.A2" office:value-type="string">
            <text:p text:style-name="P5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6E_FPN_to_display</text:p>
          </table:table-cell>
          <table:table-cell table:style-name="Table2.A2" office:value-type="string">
            <text:p text:style-name="P5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6F_FPN_from_IO</text:p>
          </table:table-cell>
          <table:table-cell table:style-name="Table2.A2" office:value-type="string">
            <text:p text:style-name="P5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6G_INT_from_IO</text:p>
          </table:table-cell>
          <table:table-cell table:style-name="Table2.A2" office:value-type="string">
            <text:p text:style-name="P5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1">7_Tim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1_String_only_clock</text:p>
          </table:table-cell>
          <table:table-cell table:style-name="Table2.A2" office:value-type="string">
            <text:p text:style-name="P54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2_calculator_based_clock</text:p>
          </table:table-cell>
          <table:table-cell table:style-name="Table2.A2" office:value-type="string">
            <text:p text:style-name="P54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3_min_OS_clock</text:p>
          </table:table-cell>
          <table:table-cell table:style-name="Table2.A2" office:value-type="string">
            <text:p text:style-name="P54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4_stand_alone_clock</text:p>
          </table:table-cell>
          <table:table-cell table:style-name="Table2.A2" office:value-type="string">
            <text:p text:style-name="P54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5_stopwatch</text:p>
          </table:table-cell>
          <table:table-cell table:style-name="Table2.A2" office:value-type="string">
            <text:p text:style-name="P54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2">8_Reset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8A_reset_controller</text:p>
          </table:table-cell>
          <table:table-cell table:style-name="Table2.A2" office:value-type="string">
            <text:p text:style-name="P54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3">8B_Pulse_train_generator</text:p>
          </table:table-cell>
          <table:table-cell table:style-name="Table2.A2" office:value-type="string">
            <text:p text:style-name="P54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</table:table>
      <text:p text:style-name="P1"/>
      <text:p text:style-name="P1"/>
      <text:p text:style-name="P1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9-17T22:15:59.403000000</dc:date>
    <meta:editing-duration>P1DT1H55M18S</meta:editing-duration>
    <meta:editing-cycles>53</meta:editing-cycles>
    <meta:document-statistic meta:table-count="2" meta:image-count="0" meta:object-count="0" meta:page-count="4" meta:paragraph-count="290" meta:word-count="484" meta:character-count="2863" meta:non-whitespace-character-count="2601"/>
  </office:meta>
</office:document-meta>
</file>